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9mm"/>
    </style:style>
    <style:style style:name="co3" style:family="table-column">
      <style:table-column-properties fo:break-before="auto" style:column-width="169.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fffbcc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ackground-color="#fffbcc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bce4e5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e0efd4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1" style:family="table-cell" style:parent-style-name="Default">
      <style:table-cell-properties fo:border-bottom="none" fo:background-color="#fcd3c1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ackground-color="#fffbcc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fffbcc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bce4e5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e0efd4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ackground-color="#e0efd4" fo:border-left="0.06pt solid #000000" fo:border-right="0.06pt solid #000000" fo:border-top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bcc"/>
    </style:style>
    <style:style style:name="ce9" style:family="table-cell" style:parent-style-name="Default">
      <style:table-cell-properties fo:background-color="#bce4e5"/>
    </style:style>
    <style:style style:name="ce10" style:family="table-cell" style:parent-style-name="Default">
      <style:table-cell-properties fo:background-color="#c2e0ae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8" style:family="table-cell" style:parent-style-name="Default" style:data-style-name="N84">
      <style:table-cell-properties fo:border-bottom="none" fo:background-color="#ffe5ca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ffe5ca" fo:border-left="0.06pt solid #000000" fo:border-right="none" fo:border-top="none"/>
    </style:style>
    <style:style style:name="ce30" style:family="table-cell" style:parent-style-name="Default">
      <style:table-cell-properties fo:border-bottom="none" fo:background-color="#666666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666666" fo:border-left="0.06pt solid #000000" fo:border-right="0.06pt solid #000000" fo:border-top="none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666666" fo:border-left="0.06pt solid #000000" fo:border-right="none" fo:border-top="none"/>
      <style:text-properties fo:color="#ffffff" fo:font-weight="bold" style:font-weight-asian="bold" style:font-weight-complex="bold"/>
    </style:style>
    <style:style style:name="ce33" style:family="table-cell" style:parent-style-name="Default" style:data-style-name="N84">
      <style:table-cell-properties fo:border-bottom="none" fo:background-color="#e0efd4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ackground-color="#666666" fo:border-left="0.06pt solid #000000" fo:border-right="0.06pt solid #000000" fo:border-top="none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666666" fo:border-left="0.06pt solid #000000" fo:border-right="0.06pt solid #000000" fo:border-top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fo:border-bottom="none" fo:background-color="#ffe5ca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UserSto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9" table:default-cell-style-name="ce7"/>
        <table:table-column table:style-name="co1" table:number-columns-repeated="971" table:default-cell-style-name="Default"/>
        <table:table-row table:style-name="ro1">
          <table:table-cell table:style-name="ce11" office:value-type="string" calcext:value-type="string">
            <text:p>User Story</text:p>
          </table:table-cell>
          <table:table-cell table:style-name="ce1" office:value-type="string" calcext:value-type="string">
            <text:p>As Role</text:p>
          </table:table-cell>
          <table:table-cell table:style-name="ce1" office:value-type="string" calcext:value-type="string">
            <text:p>I want</text:p>
          </table:table-cell>
          <table:table-cell table:style-name="ce1" office:value-type="string" calcext:value-type="string">
            <text:p>That value</text:p>
          </table:table-cell>
          <table:table-cell table:number-columns-repeated="102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commercial</text:p>
          </table:table-cell>
          <table:table-cell table:style-name="ce2" office:value-type="string" calcext:value-type="string">
            <text:p>Créer un devis</text:p>
          </table:table-cell>
          <table:table-cell table:style-name="ce2" office:value-type="string" calcext:value-type="string">
            <text:p>Faire une proposition commerciale au client</text:p>
          </table:table-cell>
          <table:table-cell table:number-columns-repeated="49"/>
          <table:table-cell table:style-name="ce8" table:number-columns-repeated="97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Editer un devis</text:p>
          </table:table-cell>
          <table:table-cell table:style-name="ce3" office:value-type="string" calcext:value-type="string">
            <text:p>Adapter ma proposition commerciale au client</text:p>
          </table:table-cell>
          <table:table-cell table:number-columns-repeated="49"/>
          <table:table-cell table:style-name="ce8" table:number-columns-repeated="97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onsulter un devis</text:p>
          </table:table-cell>
          <table:table-cell table:style-name="ce3" office:value-type="string" calcext:value-type="string">
            <text:p>Accéder au devis proposé</text:p>
          </table:table-cell>
          <table:table-cell table:number-columns-repeated="49"/>
          <table:table-cell table:style-name="ce8" table:number-columns-repeated="971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comptable</text:p>
          </table:table-cell>
          <table:table-cell table:style-name="ce4" office:value-type="string" calcext:value-type="string">
            <text:p>Consulter un devis</text:p>
          </table:table-cell>
          <table:table-cell table:style-name="ce4" office:value-type="string" calcext:value-type="string">
            <text:p>Accéder au devis proposé</text:p>
          </table:table-cell>
          <table:table-cell table:number-columns-repeated="49"/>
          <table:table-cell table:style-name="ce9" table:number-columns-repeated="97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Transformer un devis en facture</text:p>
          </table:table-cell>
          <table:table-cell table:style-name="ce3" office:value-type="string" calcext:value-type="string">
            <text:p>Enregistrer la validation du devis</text:p>
          </table:table-cell>
          <table:table-cell table:number-columns-repeated="49"/>
          <table:table-cell table:style-name="ce8" table:number-columns-repeated="97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onsulter la facture</text:p>
          </table:table-cell>
          <table:table-cell table:style-name="ce3" office:value-type="string" calcext:value-type="string">
            <text:p>Accéder à la facture éditée</text:p>
          </table:table-cell>
          <table:table-cell table:number-columns-repeated="49"/>
          <table:table-cell table:style-name="ce8" table:number-columns-repeated="971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comptable</text:p>
          </table:table-cell>
          <table:table-cell table:style-name="ce4" office:value-type="string" calcext:value-type="string">
            <text:p>Consulter la facture</text:p>
          </table:table-cell>
          <table:table-cell table:style-name="ce4" office:value-type="string" calcext:value-type="string">
            <text:p>Accéder à la facture éditée</text:p>
          </table:table-cell>
          <table:table-cell table:number-columns-repeated="49"/>
          <table:table-cell table:style-name="ce9" table:number-columns-repeated="97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Transmettre la facture</text:p>
          </table:table-cell>
          <table:table-cell table:style-name="ce3" office:value-type="string" calcext:value-type="string">
            <text:p>Soumettre la facture au client</text:p>
          </table:table-cell>
          <table:table-cell table:number-columns-repeated="49"/>
          <table:table-cell table:style-name="ce8" table:number-columns-repeated="971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comptable</text:p>
          </table:table-cell>
          <table:table-cell table:style-name="ce4" office:value-type="string" calcext:value-type="string">
            <text:p>Relancer le client</text:p>
          </table:table-cell>
          <table:table-cell table:style-name="ce4" office:value-type="string" calcext:value-type="string">
            <text:p>Relancer le paiement hors-délai</text:p>
          </table:table-cell>
          <table:table-cell table:number-columns-repeated="49"/>
          <table:table-cell table:style-name="ce9" table:number-columns-repeated="97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Chef des stocks</text:p>
          </table:table-cell>
          <table:table-cell table:style-name="ce21" office:value-type="string" calcext:value-type="string">
            <text:p>Ajouter un produit</text:p>
          </table:table-cell>
          <table:table-cell table:style-name="ce21" office:value-type="string" calcext:value-type="string">
            <text:p>Ajouter une référence au catalogue</text:p>
          </table:table-cell>
          <table:table-cell table:number-columns-repeated="49"/>
          <table:table-cell table:style-name="ce10" table:number-columns-repeated="971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21" office:value-type="string" calcext:value-type="string">
            <text:p>Chef des stocks</text:p>
          </table:table-cell>
          <table:table-cell table:style-name="ce21" office:value-type="string" calcext:value-type="string">
            <text:p>Editer un produit</text:p>
          </table:table-cell>
          <table:table-cell table:style-name="ce21" office:value-type="string" calcext:value-type="string">
            <text:p>Modifier une référence du catalogue</text:p>
          </table:table-cell>
          <table:table-cell table:number-columns-repeated="49"/>
          <table:table-cell table:style-name="ce10" table:number-columns-repeated="971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21" office:value-type="string" calcext:value-type="string">
            <text:p>Chef des stocks</text:p>
          </table:table-cell>
          <table:table-cell table:style-name="ce21" office:value-type="string" calcext:value-type="string">
            <text:p>Lister les produits, inventaire</text:p>
          </table:table-cell>
          <table:table-cell table:style-name="ce21" office:value-type="string" calcext:value-type="string">
            <text:p>Connaître l’état des stocks</text:p>
          </table:table-cell>
          <table:table-cell table:number-columns-repeated="49"/>
          <table:table-cell table:style-name="ce10" table:number-columns-repeated="971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2" office:value-type="string" calcext:value-type="string">
            <text:p>Chef des stocks</text:p>
          </table:table-cell>
          <table:table-cell table:style-name="ce22" office:value-type="string" calcext:value-type="string">
            <text:p>Changer les quantités</text:p>
          </table:table-cell>
          <table:table-cell table:style-name="ce22" office:value-type="string" calcext:value-type="string">
            <text:p>Editer le nombre de produits disponibles</text:p>
          </table:table-cell>
          <table:table-cell table:number-columns-repeated="49"/>
          <table:table-cell table:style-name="ce10" table:number-columns-repeated="97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âches" table:style-name="ta1">
        <table:table-column table:style-name="co1" table:default-cell-style-name="ce13"/>
        <table:table-column table:style-name="co4" table:default-cell-style-name="ce13"/>
        <table:table-column table:style-name="co4" table:default-cell-style-name="ce3"/>
        <table:table-column table:style-name="co5" table:default-cell-style-name="ce3"/>
        <table:table-column table:style-name="co1" table:number-columns-repeated="1020" table:default-cell-style-name="Default"/>
        <table:table-row table:style-name="ro1">
          <table:table-cell table:style-name="ce27"/>
          <table:table-cell table:style-name="ce27" office:value-type="string" calcext:value-type="string">
            <text:p>include</text:p>
          </table:table-cell>
          <table:table-cell table:style-name="ce36" office:value-type="string" calcext:value-type="string">
            <text:p>extend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28" office:value-type="string" calcext:value-type="string">
            <text:p>0-1</text:p>
          </table:table-cell>
          <table:table-cell table:style-name="ce29"/>
          <table:table-cell table:style-name="ce37"/>
          <table:table-cell table:style-name="ce37" office:value-type="string" calcext:value-type="string">
            <text:p>Créer une classe Customer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0-2</text:p>
          </table:table-cell>
          <table:table-cell table:style-name="ce29" office:value-type="string" calcext:value-type="string">
            <text:p>0-1</text:p>
          </table:table-cell>
          <table:table-cell table:style-name="ce37"/>
          <table:table-cell table:style-name="ce37" office:value-type="string" calcext:value-type="string">
            <text:p>Créer un formulaire customer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0-3</text:p>
          </table:table-cell>
          <table:table-cell table:style-name="ce29" office:value-type="string" calcext:value-type="string">
            <text:p>0-1</text:p>
          </table:table-cell>
          <table:table-cell table:style-name="ce37"/>
          <table:table-cell table:style-name="ce37" office:value-type="string" calcext:value-type="string">
            <text:p>Créer une vue de création d’un customer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0-4</text:p>
          </table:table-cell>
          <table:table-cell table:style-name="ce29" office:value-type="string" calcext:value-type="string">
            <text:p>0-1</text:p>
          </table:table-cell>
          <table:table-cell table:style-name="ce37"/>
          <table:table-cell table:style-name="ce37" office:value-type="string" calcext:value-type="string">
            <text:p>Créer une vue modifier customer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0-5</text:p>
          </table:table-cell>
          <table:table-cell table:style-name="ce29" office:value-type="string" calcext:value-type="string">
            <text:p>0-1</text:p>
          </table:table-cell>
          <table:table-cell table:style-name="ce37"/>
          <table:table-cell table:style-name="ce37" office:value-type="string" calcext:value-type="string">
            <text:p>Créer une fonctionnalité de suppression de customer</text:p>
          </table:table-cell>
          <table:table-cell table:number-columns-repeated="1020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5" table:formula="of:=[$UserStory.B2]" office:value-type="string" office:string-value="commercial" calcext:value-type="string">
            <text:p>commercial</text:p>
          </table:table-cell>
          <table:table-cell table:style-name="ce35" table:formula="of:=[$UserStory.C2]" office:value-type="string" office:string-value="Créer un devis" calcext:value-type="string">
            <text:p>Créer un devis</text:p>
          </table:table-cell>
          <table:table-cell table:style-name="ce35" table:formula="of:=[$UserStory.D2]" office:value-type="string" office:string-value="Faire une proposition commerciale au client" calcext:value-type="string">
            <text:p>Faire une proposition commerciale au client</text:p>
          </table:table-cell>
          <table:table-cell table:style-name="ce7" table:number-columns-repeated="49"/>
          <table:table-cell table:style-name="ce8" table:number-columns-repeated="971"/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Créer une classe Quo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1-1</text:p>
          </table:table-cell>
          <table:table-cell/>
          <table:table-cell office:value-type="string" calcext:value-type="string">
            <text:p>Créer un formulaire Quo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1-1</text:p>
          </table:table-cell>
          <table:table-cell/>
          <table:table-cell office:value-type="string" calcext:value-type="string">
            <text:p>Créer un mock-up Formul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1-1</text:p>
          </table:table-cell>
          <table:table-cell/>
          <table:table-cell office:value-type="string" calcext:value-type="string">
            <text:p>Créer une vue de création Quo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1-1</text:p>
          </table:table-cell>
          <table:table-cell/>
          <table:table-cell office:value-type="string" calcext:value-type="string">
            <text:p>Créer un mock-up Quotation</text:p>
          </table:table-cell>
          <table:table-cell table:number-columns-repeated="1020"/>
        </table:table-row>
        <table:table-row table:style-name="ro1">
          <table:table-cell table:style-name="ce31" table:formula="of:=[$UserStory.A3]" office:value-type="float" office:value="2" calcext:value-type="float">
            <text:p>2</text:p>
          </table:table-cell>
          <table:table-cell table:style-name="ce31" table:formula="of:=[$UserStory.B3]" office:value-type="string" office:string-value="commercial" calcext:value-type="string">
            <text:p>commercial</text:p>
          </table:table-cell>
          <table:table-cell table:style-name="ce31" table:formula="of:=[$UserStory.C3]" office:value-type="string" office:string-value="Editer un devis" calcext:value-type="string">
            <text:p>Editer un devis</text:p>
          </table:table-cell>
          <table:table-cell table:style-name="ce31" table:formula="of:=[$UserStory.D3]" office:value-type="string" office:string-value="Adapter ma proposition commerciale au client" calcext:value-type="string">
            <text:p>Adapter ma proposition commerciale au cli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1-1</text:p>
          </table:table-cell>
          <table:table-cell/>
          <table:table-cell office:value-type="string" calcext:value-type="string">
            <text:p>Créer une vue modification de Quotation</text:p>
          </table:table-cell>
          <table:table-cell table:number-columns-repeated="1020"/>
        </table:table-row>
        <table:table-row table:style-name="ro1">
          <table:table-cell table:style-name="ce31" table:formula="of:=[$UserStory.A4]" office:value-type="float" office:value="3" calcext:value-type="float">
            <text:p>3</text:p>
          </table:table-cell>
          <table:table-cell table:style-name="ce31" table:formula="of:=[$UserStory.B4]" office:value-type="string" office:string-value="commercial" calcext:value-type="string">
            <text:p>commercial</text:p>
          </table:table-cell>
          <table:table-cell table:style-name="ce31" table:formula="of:=[$UserStory.C4]" office:value-type="string" office:string-value="Consulter un devis" calcext:value-type="string">
            <text:p>Consulter un devis</text:p>
          </table:table-cell>
          <table:table-cell table:style-name="ce31" table:formula="of:=[$UserStory.D4]" office:value-type="string" office:string-value="Accéder au devis proposé" calcext:value-type="string">
            <text:p>Accéder au devis propos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Créer une vue de Quot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-2</text:p>
          </table:table-cell>
          <table:table-cell table:number-columns-repeated="2"/>
          <table:table-cell office:value-type="string" calcext:value-type="string">
            <text:p>Créer un mock-up vue Quotation</text:p>
          </table:table-cell>
          <table:table-cell table:number-columns-repeated="1020"/>
        </table:table-row>
        <table:table-row table:style-name="ro1">
          <table:table-cell table:style-name="ce31" table:formula="of:=[$UserStory.A5]" office:value-type="float" office:value="4" calcext:value-type="float">
            <text:p>4</text:p>
          </table:table-cell>
          <table:table-cell table:style-name="ce31" table:formula="of:=[$UserStory.B5]" office:value-type="string" office:string-value="comptable" calcext:value-type="string">
            <text:p>comptable</text:p>
          </table:table-cell>
          <table:table-cell table:style-name="ce31" table:formula="of:=[$UserStory.C5]" office:value-type="string" office:string-value="Consulter un devis" calcext:value-type="string">
            <text:p>Consulter un devis</text:p>
          </table:table-cell>
          <table:table-cell table:style-name="ce31" table:formula="of:=[$UserStory.D5]" office:value-type="string" office:string-value="Accéder au devis proposé" calcext:value-type="string">
            <text:p>Accéder au devis proposé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3-1</text:p>
          </table:table-cell>
          <table:table-cell table:style-name="ce14" office:value-type="string" calcext:value-type="string">
            <text:p>1-3</text:p>
          </table:table-cell>
          <table:table-cell table:style-name="ce4"/>
          <table:table-cell table:style-name="ce4" office:value-type="string" calcext:value-type="string">
            <text:p>Créer une vue de Quotation</text:p>
          </table:table-cell>
          <table:table-cell table:number-columns-repeated="1020"/>
        </table:table-row>
        <table:table-row table:style-name="ro1">
          <table:table-cell table:style-name="ce31" table:formula="of:=[$UserStory.A6]" office:value-type="float" office:value="5" calcext:value-type="float">
            <text:p>5</text:p>
          </table:table-cell>
          <table:table-cell table:style-name="ce31" table:formula="of:=[$UserStory.B6]" office:value-type="string" office:string-value="commercial" calcext:value-type="string">
            <text:p>commercial</text:p>
          </table:table-cell>
          <table:table-cell table:style-name="ce31" table:formula="of:=[$UserStory.C6]" office:value-type="string" office:string-value="Transformer un devis en facture" calcext:value-type="string">
            <text:p>Transformer un devis en facture</text:p>
          </table:table-cell>
          <table:table-cell table:style-name="ce31" table:formula="of:=[$UserStory.D6]" office:value-type="string" office:string-value="Enregistrer la validation du devis" calcext:value-type="string">
            <text:p>Enregistrer la validation du dev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2-1</text:p>
          </table:table-cell>
          <table:table-cell/>
          <table:table-cell office:value-type="string" calcext:value-type="string">
            <text:p>Implémenter la transformation du devis en facture</text:p>
          </table:table-cell>
          <table:table-cell table:number-columns-repeated="1020"/>
        </table:table-row>
        <table:table-row table:style-name="ro1">
          <table:table-cell table:style-name="ce31" table:formula="of:=[$UserStory.A7]" office:value-type="float" office:value="6" calcext:value-type="float">
            <text:p>6</text:p>
          </table:table-cell>
          <table:table-cell table:style-name="ce31" table:formula="of:=[$UserStory.B7]" office:value-type="string" office:string-value="commercial" calcext:value-type="string">
            <text:p>commercial</text:p>
          </table:table-cell>
          <table:table-cell table:style-name="ce31" table:formula="of:=[$UserStory.C7]" office:value-type="string" office:string-value="Consulter la facture" calcext:value-type="string">
            <text:p>Consulter la facture</text:p>
          </table:table-cell>
          <table:table-cell table:style-name="ce31" table:formula="of:=[$UserStory.D7]" office:value-type="string" office:string-value="Accéder à la facture éditée" calcext:value-type="string">
            <text:p>Accéder à la facture édité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-1</text:p>
          </table:table-cell>
          <table:table-cell office:value-type="string" calcext:value-type="string">
            <text:p>5-1</text:p>
          </table:table-cell>
          <table:table-cell/>
          <table:table-cell office:value-type="string" calcext:value-type="string">
            <text:p>Créer une vue de Fa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-2</text:p>
          </table:table-cell>
          <table:table-cell table:number-columns-repeated="2"/>
          <table:table-cell office:value-type="string" calcext:value-type="string">
            <text:p>Créer un mock-up de Facture</text:p>
          </table:table-cell>
          <table:table-cell table:number-columns-repeated="1020"/>
        </table:table-row>
        <table:table-row table:style-name="ro1">
          <table:table-cell table:style-name="ce32" office:value-type="float" office:value="7" calcext:value-type="float">
            <text:p>7</text:p>
          </table:table-cell>
          <table:table-cell table:style-name="ce31" office:value-type="string" calcext:value-type="string">
            <text:p>comptable</text:p>
          </table:table-cell>
          <table:table-cell table:style-name="ce31" office:value-type="string" calcext:value-type="string">
            <text:p>Consulter la facture</text:p>
          </table:table-cell>
          <table:table-cell table:style-name="ce31" table:formula="of:=[$UserStory.D8]" office:value-type="string" office:string-value="Accéder à la facture éditée" calcext:value-type="string">
            <text:p>Accéder à la facture éditée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7-1</text:p>
          </table:table-cell>
          <table:table-cell table:style-name="ce14" office:value-type="string" calcext:value-type="string">
            <text:p>5-1</text:p>
          </table:table-cell>
          <table:table-cell table:style-name="ce4"/>
          <table:table-cell table:style-name="ce4" office:value-type="string" calcext:value-type="string">
            <text:p>Créer une vue de Facture</text:p>
          </table:table-cell>
          <table:table-cell table:number-columns-repeated="1020"/>
        </table:table-row>
        <table:table-row table:style-name="ro1">
          <table:table-cell table:style-name="ce31" table:formula="of:=[$UserStory.A8]" office:value-type="float" office:value="7" calcext:value-type="float">
            <text:p>7</text:p>
          </table:table-cell>
          <table:table-cell table:style-name="ce31" table:formula="of:=[$UserStory.B8]" office:value-type="string" office:string-value="comptable" calcext:value-type="string">
            <text:p>comptable</text:p>
          </table:table-cell>
          <table:table-cell table:style-name="ce31" table:formula="of:=[$UserStory.C8]" office:value-type="string" office:string-value="Consulter la facture" calcext:value-type="string">
            <text:p>Consulter la facture</text:p>
          </table:table-cell>
          <table:table-cell table:style-name="ce31" table:formula="of:=[$UserStory.D8]" office:value-type="string" office:string-value="Accéder à la facture éditée" calcext:value-type="string">
            <text:p>Accéder à la facture édité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-1</text:p>
          </table:table-cell>
          <table:table-cell office:value-type="string" calcext:value-type="string">
            <text:p>5-1</text:p>
          </table:table-cell>
          <table:table-cell/>
          <table:table-cell office:value-type="string" calcext:value-type="string">
            <text:p>Envoi de facture par mail</text:p>
          </table:table-cell>
          <table:table-cell table:number-columns-repeated="1020"/>
        </table:table-row>
        <table:table-row table:style-name="ro1">
          <table:table-cell table:style-name="ce31" table:formula="of:=[$UserStory.A10]" office:value-type="float" office:value="9" calcext:value-type="float">
            <text:p>9</text:p>
          </table:table-cell>
          <table:table-cell table:style-name="ce31" table:formula="of:=[$UserStory.B10]" office:value-type="string" office:string-value="comptable" calcext:value-type="string">
            <text:p>comptable</text:p>
          </table:table-cell>
          <table:table-cell table:style-name="ce31" table:formula="of:=[$UserStory.C10]" office:value-type="string" office:string-value="Relancer le client" calcext:value-type="string">
            <text:p>Relancer le client</text:p>
          </table:table-cell>
          <table:table-cell table:style-name="ce31" table:formula="of:=[$UserStory.D10]" office:value-type="string" office:string-value="Relancer le paiement hors-délai" calcext:value-type="string">
            <text:p>Relancer le paiement hors-délai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9-1</text:p>
          </table:table-cell>
          <table:table-cell table:style-name="ce14" office:value-type="string" calcext:value-type="string">
            <text:p>5-1</text:p>
          </table:table-cell>
          <table:table-cell table:style-name="ce4"/>
          <table:table-cell table:style-name="ce4" office:value-type="string" calcext:value-type="string">
            <text:p>Relance de facture par mail</text:p>
          </table:table-cell>
          <table:table-cell table:number-columns-repeated="1020"/>
        </table:table-row>
        <table:table-row table:style-name="ro1">
          <table:table-cell table:style-name="ce31" table:formula="of:=[$UserStory.A11]" office:value-type="float" office:value="10" calcext:value-type="float">
            <text:p>10</text:p>
          </table:table-cell>
          <table:table-cell table:style-name="ce31" table:formula="of:=[$UserStory.B11]" office:value-type="string" office:string-value="Chef des stocks" calcext:value-type="string">
            <text:p>Chef des stocks</text:p>
          </table:table-cell>
          <table:table-cell table:style-name="ce31" table:formula="of:=[$UserStory.C11]" office:value-type="string" office:string-value="Ajouter un produit" calcext:value-type="string">
            <text:p>Ajouter un produit</text:p>
          </table:table-cell>
          <table:table-cell table:style-name="ce31" table:formula="of:=[$UserStory.D11]" office:value-type="string" office:string-value="Ajouter une référence au catalogue" calcext:value-type="string">
            <text:p>Ajouter une référence au catalogu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10-1</text:p>
          </table:table-cell>
          <table:table-cell table:style-name="ce15"/>
          <table:table-cell table:style-name="ce21"/>
          <table:table-cell table:style-name="ce21" office:value-type="string" calcext:value-type="string">
            <text:p>Créer une classe Product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10-2</text:p>
          </table:table-cell>
          <table:table-cell table:style-name="ce15" office:value-type="string" calcext:value-type="string">
            <text:p>10-1</text:p>
          </table:table-cell>
          <table:table-cell table:style-name="ce21"/>
          <table:table-cell table:style-name="ce21" office:value-type="string" calcext:value-type="string">
            <text:p>Créer un formulaire Produit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10-3</text:p>
          </table:table-cell>
          <table:table-cell table:style-name="ce15" office:value-type="string" calcext:value-type="string">
            <text:p>10-2</text:p>
          </table:table-cell>
          <table:table-cell table:style-name="ce21"/>
          <table:table-cell table:style-name="ce21" office:value-type="string" calcext:value-type="string">
            <text:p>Créer une vue détail du produit</text:p>
          </table:table-cell>
          <table:table-cell table:number-columns-repeated="1020"/>
        </table:table-row>
        <table:table-row table:style-name="ro1">
          <table:table-cell table:style-name="ce31" table:formula="of:=[$UserStory.A12]" office:value-type="float" office:value="11" calcext:value-type="float">
            <text:p>11</text:p>
          </table:table-cell>
          <table:table-cell table:style-name="ce31" table:formula="of:=[$UserStory.B12]" office:value-type="string" office:string-value="Chef des stocks" calcext:value-type="string">
            <text:p>Chef des stocks</text:p>
          </table:table-cell>
          <table:table-cell table:style-name="ce31" table:formula="of:=[$UserStory.C12]" office:value-type="string" office:string-value="Editer un produit" calcext:value-type="string">
            <text:p>Editer un produit</text:p>
          </table:table-cell>
          <table:table-cell table:style-name="ce31" table:formula="of:=[$UserStory.D12]" office:value-type="string" office:string-value="Modifier une référence du catalogue" calcext:value-type="string">
            <text:p>Modifier une référence du catalogue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11-1</text:p>
          </table:table-cell>
          <table:table-cell table:style-name="ce15" office:value-type="string" calcext:value-type="string">
            <text:p>10-2</text:p>
          </table:table-cell>
          <table:table-cell table:style-name="ce21"/>
          <table:table-cell table:style-name="ce21" office:value-type="string" calcext:value-type="string">
            <text:p>Créer une vue de modification du produit</text:p>
          </table:table-cell>
          <table:table-cell table:number-columns-repeated="1020"/>
        </table:table-row>
        <table:table-row table:style-name="ro1">
          <table:table-cell table:style-name="ce31" table:formula="of:=[$UserStory.A13]" office:value-type="float" office:value="12" calcext:value-type="float">
            <text:p>12</text:p>
          </table:table-cell>
          <table:table-cell table:style-name="ce31" table:formula="of:=[$UserStory.B13]" office:value-type="string" office:string-value="Chef des stocks" calcext:value-type="string">
            <text:p>Chef des stocks</text:p>
          </table:table-cell>
          <table:table-cell table:style-name="ce31" table:formula="of:=[$UserStory.C13]" office:value-type="string" office:string-value="Lister les produits, inventaire" calcext:value-type="string">
            <text:p>Lister les produits, inventaire</text:p>
          </table:table-cell>
          <table:table-cell table:style-name="ce31" table:formula="of:=[$UserStory.D13]" office:value-type="string" office:string-value="Connaître l’état des stocks" calcext:value-type="string">
            <text:p>Connaître l’état des stock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0-1</text:p>
          </table:table-cell>
          <table:table-cell table:style-name="ce21"/>
          <table:table-cell table:style-name="ce21" office:value-type="string" calcext:value-type="string">
            <text:p>Créer une vue de la liste des produits</text:p>
          </table:table-cell>
          <table:table-cell table:number-columns-repeated="1020"/>
        </table:table-row>
        <table:table-row table:style-name="ro1">
          <table:table-cell table:style-name="ce34" table:formula="of:=[$UserStory.A14]" office:value-type="float" office:value="13" calcext:value-type="float">
            <text:p>13</text:p>
          </table:table-cell>
          <table:table-cell table:style-name="ce34" table:formula="of:=[$UserStory.B14]" office:value-type="string" office:string-value="Chef des stocks" calcext:value-type="string">
            <text:p>Chef des stocks</text:p>
          </table:table-cell>
          <table:table-cell table:style-name="ce34" table:formula="of:=[$UserStory.C14]" office:value-type="string" office:string-value="Changer les quantités" calcext:value-type="string">
            <text:p>Changer les quantités</text:p>
          </table:table-cell>
          <table:table-cell table:style-name="ce34" table:formula="of:=[$UserStory.D14]" office:value-type="string" office:string-value="Editer le nombre de produits disponibles" calcext:value-type="string">
            <text:p>Editer le nombre de produits disponible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13-1</text:p>
          </table:table-cell>
          <table:table-cell table:style-name="ce15"/>
          <table:table-cell table:style-name="ce21"/>
          <table:table-cell table:style-name="ce21" office:value-type="string" calcext:value-type="string">
            <text:p>Créer une classe StockProduct</text:p>
          </table:table-cell>
          <table:table-cell table:number-columns-repeated="1020"/>
        </table:table-row>
        <table:table-row table:style-name="ro1">
          <table:table-cell table:number-columns-repeated="2" table:style-name="ce16" office:value-type="string" calcext:value-type="string">
            <text:p>13-2</text:p>
          </table:table-cell>
          <table:table-cell table:style-name="ce22"/>
          <table:table-cell table:style-name="ce22" office:value-type="string" calcext:value-type="string">
            <text:p>Créer une fonctionnalité qui permet de modifier le nombre de produit en stock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3:34:33.981605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42:05.835795743</meta:creation-date>
    <dc:date>2018-10-01T15:34:33.435246758</dc:date>
    <meta:editing-duration>PT19M26S</meta:editing-duration>
    <meta:editing-cycles>4</meta:editing-cycles>
    <meta:generator>LibreOffice/6.0.3.2$Linux_X86_64 LibreOffice_project/00m0$Build-2</meta:generator>
    <meta:document-statistic meta:table-count="2" meta:cell-count="186" meta:object-count="0"/>
  </office:meta>
</office:document-meta>
</file>